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áblázat1" style:family="table">
      <style:table-properties style:width="16cm" table:align="margins"/>
    </style:style>
    <style:style style:name="Táblázat1.A" style:family="table-column">
      <style:table-column-properties style:column-width="3.406cm" style:rel-column-width="13950*"/>
    </style:style>
    <style:style style:name="Táblázat1.B" style:family="table-column">
      <style:table-column-properties style:column-width="3.639cm" style:rel-column-width="14904*"/>
    </style:style>
    <style:style style:name="Táblázat1.C" style:family="table-column">
      <style:table-column-properties style:column-width="8.955cm" style:rel-column-width="36681*"/>
    </style:style>
    <style:style style:name="Táblázat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áblázat1.C1" style:family="table-cell">
      <style:table-cell-properties style:vertical-align="middle"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B2" style:family="table-cell">
      <style:table-cell-properties fo:padding="0.097cm" fo:border-left="0.05pt solid #000000" fo:border-right="none" fo:border-top="none" fo:border-bottom="0.05pt solid #000000"/>
    </style:style>
    <style:style style:name="Táblázat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start" style:justify-single-word="false">
        <style:tab-stops>
          <style:tab-stop style:position="17.032cm" style:type="right"/>
        </style:tab-stops>
      </style:paragraph-properties>
      <style:text-properties fo:font-size="12pt" style:text-underline-style="solid" style:text-underline-width="auto" style:text-underline-color="font-color" fo:font-weight="bold" officeooo:paragraph-rsid="00039cb6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officeooo:rsid="001f4e83" officeooo:paragraph-rsid="00039cb6" style:font-size-asian="12pt" style:font-size-complex="12pt"/>
    </style:style>
    <style:style style:name="P3" style:family="paragraph" style:parent-style-name="Preformatted_20_Text">
      <style:text-properties fo:font-size="12pt" fo:font-style="italic" officeooo:rsid="001f4e83" officeooo:paragraph-rsid="00039cb6" style:font-size-asian="12pt" style:font-style-asian="italic" style:font-size-complex="12pt" style:font-style-complex="italic"/>
    </style:style>
    <style:style style:name="P4" style:family="paragraph" style:parent-style-name="Preformatted_20_Text">
      <style:paragraph-properties fo:text-align="center" style:justify-single-word="false"/>
      <style:text-properties fo:font-size="14pt" fo:font-style="normal" fo:font-weight="bold" officeooo:rsid="001f4e83" officeooo:paragraph-rsid="00039cb6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Footer">
      <style:paragraph-properties fo:text-align="end" style:justify-single-word="false"/>
      <style:text-properties officeooo:paragraph-rsid="00039cb6"/>
    </style:style>
    <style:style style:name="P6" style:family="paragraph" style:parent-style-name="Preformatted_20_Text">
      <style:paragraph-properties fo:margin-left="0.596cm" fo:margin-right="0cm" fo:text-indent="0cm" style:auto-text-indent="false">
        <style:tab-stops>
          <style:tab-stop style:position="4.267cm"/>
          <style:tab-stop style:position="15.909cm" style:type="right"/>
        </style:tab-stops>
      </style:paragraph-properties>
      <style:text-properties fo:font-size="12pt" officeooo:paragraph-rsid="00039cb6" style:font-size-asian="12pt" style:font-size-complex="12pt"/>
    </style:style>
    <style:style style:name="P7" style:family="paragraph" style:parent-style-name="Preformatted_20_Text">
      <style:paragraph-properties fo:margin-left="0.596cm" fo:margin-right="0cm" fo:text-indent="0cm" style:auto-text-indent="false">
        <style:tab-stops>
          <style:tab-stop style:position="4.267cm"/>
          <style:tab-stop style:position="15.909cm" style:type="right"/>
        </style:tab-stops>
      </style:paragraph-properties>
      <style:text-properties fo:font-size="12pt" officeooo:rsid="001f4e83" officeooo:paragraph-rsid="00039cb6" style:font-size-asian="12pt" style:font-size-complex="12pt"/>
    </style:style>
    <style:style style:name="P8" style:family="paragraph" style:parent-style-name="Preformatted_20_Text">
      <style:paragraph-properties fo:margin-left="0.596cm" fo:margin-right="0cm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12pt" officeooo:rsid="001f4e83" officeooo:paragraph-rsid="00039cb6" style:font-size-asian="12pt" style:font-size-complex="12pt"/>
    </style:style>
    <style:style style:name="P9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  <style:tab-stop style:position="15.909cm" style:type="right"/>
        </style:tab-stops>
      </style:paragraph-properties>
      <style:text-properties fo:font-size="12pt" officeooo:rsid="001f4e83" officeooo:paragraph-rsid="00039cb6" style:font-size-asian="12pt" style:font-size-complex="12pt"/>
    </style:style>
    <style:style style:name="P10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  <style:tab-stop style:position="15.909cm" style:type="right"/>
        </style:tab-stops>
      </style:paragraph-properties>
      <style:text-properties fo:font-size="12pt" officeooo:rsid="001f4e83" officeooo:paragraph-rsid="000736b3" style:font-size-asian="12pt" style:font-size-complex="12pt"/>
    </style:style>
    <style:style style:name="P11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</style:tab-stops>
      </style:paragraph-properties>
      <style:text-properties fo:font-size="12pt" officeooo:paragraph-rsid="00039cb6" style:font-size-asian="12pt" style:font-size-complex="12pt"/>
    </style:style>
    <style:style style:name="P12" style:family="paragraph" style:parent-style-name="Preformatted_20_Text">
      <style:paragraph-properties fo:margin-left="0.596cm" fo:margin-right="0cm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10pt" officeooo:rsid="001f4e83" officeooo:paragraph-rsid="00039cb6" style:font-size-asian="10pt" style:font-size-complex="10pt"/>
    </style:style>
    <style:style style:name="P13" style:family="paragraph" style:parent-style-name="Preformatted_20_Text">
      <style:paragraph-properties fo:margin-left="0.596cm" fo:margin-right="0cm" fo:margin-top="0cm" fo:margin-bottom="0.199cm" style:contextual-spacing="false" fo:text-indent="0cm" style:auto-text-indent="false">
        <style:tab-stops>
          <style:tab-stop style:position="4.267cm"/>
          <style:tab-stop style:position="15.909cm" style:type="right"/>
        </style:tab-stops>
      </style:paragraph-properties>
      <style:text-properties fo:font-size="12pt" officeooo:rsid="001f4e83" officeooo:paragraph-rsid="00039cb6" style:font-size-asian="12pt" style:font-size-complex="12pt"/>
    </style:style>
    <style:style style:name="P14" style:family="paragraph" style:parent-style-name="Preformatted_20_Text">
      <style:paragraph-properties fo:margin-left="0.596cm" fo:margin-right="0cm" fo:margin-top="0cm" fo:margin-bottom="0.101cm" style:contextual-spacing="false" fo:text-indent="0cm" style:auto-text-indent="false">
        <style:tab-stops>
          <style:tab-stop style:position="4.332cm"/>
        </style:tab-stops>
      </style:paragraph-properties>
      <style:text-properties fo:font-size="12pt" officeooo:rsid="001f4e83" officeooo:paragraph-rsid="00039cb6" style:font-size-asian="12pt" style:font-size-complex="12pt"/>
    </style:style>
    <style:style style:name="P15" style:family="paragraph" style:parent-style-name="Preformatted_20_Text">
      <style:paragraph-properties fo:margin-left="-0.067cm" fo:margin-right="0cm" fo:margin-top="0cm" fo:margin-bottom="0.101cm" style:contextual-spacing="false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10pt" officeooo:rsid="001f4e83" officeooo:paragraph-rsid="00039cb6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DejaVu Sans Mono" fo:font-size="10pt" officeooo:rsid="002be4b7" officeooo:paragraph-rsid="00039cb6" style:font-name-asian="DejaVu Sans Mono" style:font-size-asian="10pt" style:font-name-complex="FreeSans2" style:font-size-complex="10pt"/>
    </style:style>
    <style:style style:name="P17" style:family="paragraph" style:parent-style-name="Table_20_Contents">
      <style:text-properties style:font-name="DejaVu Sans Mono" fo:font-size="12pt" officeooo:paragraph-rsid="00039cb6" style:font-name-asian="DejaVu Sans Mono" style:font-size-asian="12pt" style:font-name-complex="FreeSans2" style:font-size-complex="12pt"/>
    </style:style>
    <style:style style:name="P18" style:family="paragraph" style:parent-style-name="Preformatted_20_Text">
      <style:text-properties fo:font-size="12pt" fo:font-style="italic" officeooo:rsid="001f4e83" officeooo:paragraph-rsid="00039cb6" style:font-size-asian="12pt" style:font-style-asian="italic" style:font-size-complex="12pt" style:font-style-complex="italic"/>
    </style:style>
    <style:style style:name="P19" style:family="paragraph" style:parent-style-name="Preformatted_20_Text">
      <style:paragraph-properties fo:text-align="center" style:justify-single-word="false"/>
      <style:text-properties fo:font-size="14pt" fo:font-style="normal" fo:font-weight="bold" officeooo:rsid="001f4e83" officeooo:paragraph-rsid="00074458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Preformatted_20_Text">
      <style:paragraph-properties fo:margin-left="0.596cm" fo:margin-right="0cm" fo:margin-top="0cm" fo:margin-bottom="0.199cm" style:contextual-spacing="false" fo:text-indent="0cm" style:auto-text-indent="false">
        <style:tab-stops>
          <style:tab-stop style:position="4.267cm"/>
          <style:tab-stop style:position="15.909cm" style:type="right"/>
        </style:tab-stops>
      </style:paragraph-properties>
      <style:text-properties fo:font-size="12pt" officeooo:rsid="001f4e83" officeooo:paragraph-rsid="00039cb6" style:font-size-asian="12pt" style:font-size-complex="12pt"/>
    </style:style>
    <style:style style:name="P21" style:family="paragraph" style:parent-style-name="Preformatted_20_Text">
      <style:paragraph-properties fo:margin-left="0.596cm" fo:margin-right="0cm" fo:margin-top="0cm" fo:margin-bottom="0.199cm" style:contextual-spacing="false" fo:text-indent="0cm" style:auto-text-indent="false">
        <style:tab-stops>
          <style:tab-stop style:position="4.267cm"/>
          <style:tab-stop style:position="15.909cm" style:type="right"/>
        </style:tab-stops>
      </style:paragraph-properties>
      <style:text-properties fo:font-size="12pt" officeooo:rsid="001f4e83" officeooo:paragraph-rsid="00074458" style:font-size-asian="12pt" style:font-size-complex="12pt"/>
    </style:style>
    <style:style style:name="P22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  <style:tab-stop style:position="15.909cm" style:type="right"/>
        </style:tab-stops>
      </style:paragraph-properties>
      <style:text-properties fo:font-size="12pt" officeooo:rsid="001f4e83" officeooo:paragraph-rsid="00074458" style:font-size-asian="12pt" style:font-size-complex="12pt"/>
    </style:style>
    <style:style style:name="P23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  <style:tab-stop style:position="15.909cm" style:type="right"/>
        </style:tab-stops>
      </style:paragraph-properties>
      <style:text-properties fo:font-size="12pt" officeooo:rsid="001f4e83" officeooo:paragraph-rsid="00039cb6" style:font-size-asian="12pt" style:font-size-complex="12pt"/>
    </style:style>
    <style:style style:name="P24" style:family="paragraph" style:parent-style-name="Preformatted_20_Text">
      <style:paragraph-properties fo:margin-left="0.596cm" fo:margin-right="0cm" fo:text-indent="0cm" style:auto-text-indent="false">
        <style:tab-stops>
          <style:tab-stop style:position="6.119cm"/>
          <style:tab-stop style:position="15.909cm" style:type="right"/>
        </style:tab-stops>
      </style:paragraph-properties>
      <style:text-properties fo:font-size="12pt" officeooo:rsid="001f4e83" officeooo:paragraph-rsid="00039cb6" style:font-size-asian="12pt" style:font-size-complex="12pt"/>
    </style:style>
    <style:style style:name="P25" style:family="paragraph" style:parent-style-name="Preformatted_20_Text">
      <style:paragraph-properties fo:margin-top="0.101cm" fo:margin-bottom="0cm" style:contextual-spacing="false" fo:text-align="end" style:justify-single-word="false"/>
      <style:text-properties fo:font-size="8pt" officeooo:rsid="0001ce7b" officeooo:paragraph-rsid="00074458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DejaVu Sans Mono" fo:font-size="10pt" officeooo:rsid="0003ea51" officeooo:paragraph-rsid="0003ea51" style:font-name-asian="DejaVu Sans Mono" style:font-size-asian="10pt" style:font-name-complex="FreeSans2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DejaVu Sans Mono" fo:font-size="10pt" officeooo:rsid="0003ea51" officeooo:paragraph-rsid="00039cb6" style:font-name-asian="DejaVu Sans Mono" style:font-size-asian="10pt" style:font-name-complex="FreeSans2" style:font-size-complex="10pt"/>
    </style:style>
    <style:style style:name="T1" style:family="text">
      <style:text-properties officeooo:rsid="001f4e83"/>
    </style:style>
    <style:style style:name="T2" style:family="text">
      <style:text-properties officeooo:rsid="002e2166"/>
    </style:style>
    <style:style style:name="T3" style:family="text">
      <style:text-properties officeooo:rsid="003191e2"/>
    </style:style>
    <style:style style:name="T4" style:family="text">
      <style:text-properties style:text-position="super 65%" officeooo:rsid="001f4e83"/>
    </style:style>
    <style:style style:name="T5" style:family="text">
      <style:text-properties officeooo:rsid="0003ea51"/>
    </style:style>
    <style:style style:name="T6" style:family="text">
      <style:text-properties officeooo:rsid="00056128"/>
    </style:style>
    <style:style style:name="T7" style:family="text">
      <style:text-properties officeooo:rsid="000736b3"/>
    </style:style>
    <style:style style:name="T8" style:family="text">
      <style:text-properties officeooo:rsid="00074458"/>
    </style:style>
    <style:style style:name="T9" style:family="text">
      <style:text-properties officeooo:rsid="000b6c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9"><text:span text:style-name="T8">FREE REGISTRATION FORM</text:span></text:p>
      <text:p text:style-name="P2"/>
      <text:p text:style-name="P2"/>
      <text:p text:style-name="P3">I. Registr<text:span text:style-name="T8">ation data</text:span>:</text:p>
      <text:p text:style-name="P6"><text:span text:style-name="T1">Reg. </text:span><text:span text:style-name="T3">n</text:span><text:span text:style-name="T8">ame</text:span><text:span text:style-name="T4">1</text:span><text:span text:style-name="T1">:<text:tab/>...........................................</text:span></text:p>
      <text:p text:style-name="P7"/>
      <text:p text:style-name="P7"><text:tab/>...........................................</text:p>
      <text:p text:style-name="P7"/>
      <text:p text:style-name="P7"/>
      <text:p text:style-name="P13">OS <text:span text:style-name="T8">version</text:span>:<text:tab/>[ ] GNU/Linux: ............................</text:p>
      <text:p text:style-name="P7"><text:tab/>[ ] Windows: ..............................</text:p>
      <text:p text:style-name="P7"/>
      <text:p text:style-name="P7"/>
      <text:p text:style-name="P7">Licenc t<text:span text:style-name="T8">y</text:span>p<text:span text:style-name="T8">e</text:span>:</text:p>
      <text:p text:style-name="P21"><text:tab/><text:span text:style-name="T9">Personal, for home use only</text:span></text:p>
      <text:p text:style-name="P21"><text:tab/>[ ] <text:span text:style-name="T3">2 x </text:span>1 <text:span text:style-name="T8">computer</text:span><text:tab/>0 HUF</text:p>
      <text:p text:style-name="P13"/>
      <text:p text:style-name="P21"><text:tab/><text:span text:style-name="T9">For educational use</text:span></text:p>
      <text:p text:style-name="P21"><text:tab/>[ ] 2-5 <text:span text:style-name="T8">computers</text:span><text:tab/>0 HUF</text:p>
      <text:p text:style-name="P13"/>
      <text:p text:style-name="P21"><text:tab/><text:span text:style-name="T9">For non-profit use</text:span></text:p>
      <text:p text:style-name="P21"><text:tab/>[ ] 2-5 <text:span text:style-name="T8">computers</text:span><text:tab/>0 HUF</text:p>
      <text:p text:style-name="P13"/>
      <text:p text:style-name="P21"><text:tab/><text:span text:style-name="T9">For commercial use</text:span></text:p>
      <text:p text:style-name="P13"><text:tab/>[ ] 1 <text:span text:style-name="T8">computer</text:span><text:tab/>0 HUF</text:p>
      <text:p text:style-name="P13"/>
      <text:p text:style-name="P3">II. <text:span text:style-name="T8">Invoice data</text:span>:</text:p>
      <text:p text:style-name="P8"/>
      <text:p text:style-name="P9">N<text:span text:style-name="T8">ame</text:span>:<text:tab/>...........................................</text:p>
      <text:p text:style-name="P9"/>
      <text:p text:style-name="P9"><text:span text:style-name="T8">Tax ID</text:span>:<text:tab/>...........................................</text:p>
      <text:p text:style-name="P9"/>
      <text:p text:style-name="P9"><text:span text:style-name="T8">Country</text:span>:<text:tab/>...........................................</text:p>
      <text:p text:style-name="P9"/>
      <text:p text:style-name="P22"><text:span text:style-name="T9">State/Province</text:span>:<text:tab/>...........................................</text:p>
      <text:p text:style-name="P9"/>
      <text:p text:style-name="P22"><text:span text:style-name="T9">Zip Code / City</text:span>:<text:tab/>....... <text:s/>..................................</text:p>
      <text:p text:style-name="P9"/>
      <text:p text:style-name="P9"><text:span text:style-name="T8">Address</text:span>:<text:tab/>...........................................</text:p>
      <text:p text:style-name="P9"/>
      <text:p text:style-name="P9"/>
      <text:p text:style-name="P3"><text:soft-page-break/>III. <text:span text:style-name="T8">Contact data</text:span>:</text:p>
      <text:p text:style-name="P9"/>
      <text:p text:style-name="P9">N<text:span text:style-name="T6">ame</text:span>:<text:tab/>...........................................</text:p>
      <text:p text:style-name="P9"/>
      <text:p text:style-name="P9"><text:span text:style-name="T6">Country</text:span>:<text:tab/>...........................................</text:p>
      <text:p text:style-name="P9"/>
      <text:p text:style-name="P9"><text:span text:style-name="T6">State</text:span>/<text:span text:style-name="T6">Province</text:span>:<text:tab/>...........................................</text:p>
      <text:p text:style-name="P9"/>
      <text:p text:style-name="P9"><text:span text:style-name="T6">ZIP code</text:span>/<text:span text:style-name="T6">City</text:span>:<text:tab/>....... <text:s/>..................................</text:p>
      <text:p text:style-name="P9"/>
      <text:p text:style-name="P9"><text:span text:style-name="T6">Address</text:span>:<text:tab/>...........................................</text:p>
      <text:p text:style-name="P9"/>
      <text:p text:style-name="P9">E-mail <text:span text:style-name="T6">address</text:span>:<text:tab/>...............@...........................</text:p>
      <text:p text:style-name="P9"/>
      <text:p text:style-name="P10">Mobil<text:span text:style-name="T6">e</text:span>:<text:tab/>+.... .... <text:s/>....................<text:span text:style-name="T7">...........</text:span></text:p>
      <text:p text:style-name="P9"/>
      <text:p text:style-name="P9"><text:span text:style-name="T6">Phone</text:span>:<text:tab/>+.... .... <text:s/>...............................</text:p>
      <text:p text:style-name="P9"/>
      <text:p text:style-name="P9">Telefax:<text:tab/>+.... .... <text:s/>...............................</text:p>
      <text:p text:style-name="P9"/>
      <text:p text:style-name="P9"/>
      <text:p text:style-name="P3"><text:span text:style-name="T9">IV. Translation in exchange for free licence:</text:span></text:p>
      <text:p text:style-name="P3"><text:span text:style-name="T9"/></text:p>
      <text:p text:style-name="P24"><text:span text:style-name="T9">Language:<text:tab/>....................................</text:span></text:p>
      <text:p text:style-name="P24"><text:span text:style-name="T9"/></text:p>
      <text:p text:style-name="P24"><text:span text:style-name="T9">When do you finish it:<text:tab/>....................................</text:span></text:p>
      <text:p text:style-name="P24"><text:span text:style-name="T9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5"><text:span text:style-name="T5">Note</text:span>:</text:p>
      <text:p text:style-name="P11"><text:span text:style-name="T4">1</text:span>: Maxi<text:span text:style-name="T5">mal 30 character</text:span>.</text:p>
      <text:p text:style-name="P14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26">Received</text:p>
          </table:table-cell>
          <table:table-cell table:style-name="Táblázat1.A1" office:value-type="string">
            <text:p text:style-name="P16"><text:span text:style-name="T5">Reg</text:span>. <text:span text:style-name="T5">number</text:span></text:p>
          </table:table-cell>
          <table:table-cell table:style-name="Táblázat1.C1" office:value-type="string">
            <text:p text:style-name="P27">Serial number</text:p>
          </table:table-cell>
        </table:table-row>
        <table:table-row>
          <table:table-cell table:style-name="Táblázat1.A2" office:value-type="string">
            <text:p text:style-name="P17"/>
            <text:p text:style-name="P17"/>
          </table:table-cell>
          <table:table-cell table:style-name="Táblázat1.B2" office:value-type="string">
            <text:p text:style-name="P17"/>
          </table:table-cell>
          <table:table-cell table:style-name="Táblázat1.C2" office:value-type="string">
            <text:p text:style-name="P17"/>
          </table:table-cell>
        </table:table-row>
      </table:table>
      <text:p text:style-name="P25"><text:span text:style-name="T8">[19/4/4-EN-2.0.2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FreeSans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reformatted_20_Text">
      <style:paragraph-properties fo:text-align="start" style:justify-single-word="false">
        <style:tab-stops>
          <style:tab-stop style:position="17.032cm" style:type="right"/>
        </style:tab-stops>
      </style:paragraph-properties>
      <style:text-properties fo:font-size="12pt" style:text-underline-style="solid" style:text-underline-width="auto" style:text-underline-color="font-color" fo:font-weight="bold" officeooo:paragraph-rsid="00039cb6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paragraph-rsid="00039cb6"/>
    </style:style>
    <style:style style:name="MT1" style:family="text">
      <style:text-properties officeooo:rsid="001f4e83"/>
    </style:style>
    <style:style style:name="MT2" style:family="text">
      <style:text-properties officeooo:rsid="002e216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Tubes</text:span><text:span text:style-name="MT2">2 pro v2.0.2</text:span></text:p>
      </style:header>
      <style:footer>
        <text:p text:style-name="MP2"><text:page-count>2</text:page-count>/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5b93205-6e6b3fc-7830f6d-c08ad66-1d9bf4</meta:generator>
    <dc:date>2015-01-24T19:54:08</dc:date>
    <dc:creator>Zsolt Pozsár</dc:creator>
    <meta:editing-duration>PT4M49S</meta:editing-duration>
    <meta:editing-cycles>5</meta:editing-cycles>
    <dc:title>Free registration form</dc:title>
    <meta:document-statistic meta:table-count="1" meta:image-count="0" meta:object-count="0" meta:page-count="2" meta:paragraph-count="43" meta:word-count="142" meta:character-count="1522" meta:non-whitespace-character-count="1407"/>
  </office:meta>
</office:document-meta>
</file>